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fc55" officeooo:paragraph-rsid="000ffc5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fc55" officeooo:paragraph-rsid="000ffc5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fc55" officeooo:paragraph-rsid="000ffc5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fc55" officeooo:paragraph-rsid="0013d5a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fc55" officeooo:paragraph-rsid="000ffc55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fc55" officeooo:paragraph-rsid="0013d5aa" style:font-size-asian="16pt" style:font-weight-asian="normal" style:font-size-complex="16pt" style:font-weight-complex="normal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fc55" officeooo:paragraph-rsid="0013d5aa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e Joelhos</text:span><text:tab/><text:tab/><text:span text:style-name="T2">Shirley Carvalhaes</text:span><text:tab/><text:span text:style-name="T1">[ 21 ]</text:span></text:p>
      <text:p text:style-name="P3"><text:span text:style-name="T1"/></text:p>
      <text:p text:style-name="P5">De joelhos, enfrentamos lutas</text:p>
      <text:p text:style-name="P5">O inimigo tentou nos desanimar</text:p>
      <text:p text:style-name="P5">Não foi fácil, quantas lágrimas</text:p>
      <text:p text:style-name="P5">Derramadas para Deus neste lugar</text:p>
      <text:p text:style-name="P5"/>
      <text:p text:style-name="P5">Muitas vezes pensamos em desistir</text:p>
      <text:p text:style-name="P5">Mas o Espírito de Deus com seu agir</text:p>
      <text:p text:style-name="P5">Nos mostrou que de joelhos</text:p>
      <text:p text:style-name="P5">Não há luta que possa resistir</text:p>
      <text:p text:style-name="P5"/>
      <text:p text:style-name="P5">** Não foi fácil, quantos levantes</text:p>
      <text:p text:style-name="P5">Mas não foram o bastante para nos vencer</text:p>
      <text:p text:style-name="P5">Nos unimos destruindo as diferenças</text:p>
      <text:p text:style-name="P5">Pra cantar vitória hoje estamos aqui</text:p>
      <text:p text:style-name="P5">De joelhos quem é crente não desiste</text:p>
      <text:p text:style-name="P5">Mas vai até o fim</text:p>
      <text:p text:style-name="P5"/>
      <text:p text:style-name="P5">Pois de joelhos a gente pede e recebe</text:p>
      <text:p text:style-name="P5">A porta se abre, a providência vem</text:p>
      <text:p text:style-name="P5">De joelho Deus resolve o problema</text:p>
      <text:p text:style-name="P5">Tira toda contenda, e não tem pra ninguém</text:p>
      <text:p text:style-name="P5">De joelhos não há mal que resiste</text:p>
      <text:p text:style-name="P5">Potestades se rendem à unção do céu vem</text:p>
      <text:p text:style-name="P5">De joelhos nós pedimos só glória</text:p>
      <text:p text:style-name="P5">Clamamos a Deus e Ele nos mandou vitória</text:p>
      <text:p text:style-name="P5"/>
      <text:p text:style-name="P5">Vitória, nos mandou vitória, vitória</text:p>
      <text:p text:style-name="P5"/>
      <text:p text:style-name="P7"><text:span text:style-name="T3">De Joelhos</text:span><text:tab/><text:tab/><text:span text:style-name="T2">Shirley Carvalhaes</text:span><text:tab/><text:span text:style-name="T1">[ 21 ]</text:span></text:p>
      <text:p text:style-name="P4"><text:span text:style-name="T1"/></text:p>
      <text:p text:style-name="P6">De joelhos, enfrentamos lutas</text:p>
      <text:p text:style-name="P6">O inimigo tentou nos desanimar</text:p>
      <text:p text:style-name="P6">Não foi fácil, quantas lágrimas</text:p>
      <text:p text:style-name="P6">Derramadas para Deus neste lugar</text:p>
      <text:p text:style-name="P6"/>
      <text:p text:style-name="P6">Muitas vezes pensamos em desistir</text:p>
      <text:p text:style-name="P6">Mas o Espírito de Deus com seu agir</text:p>
      <text:p text:style-name="P6">Nos mostrou que de joelhos</text:p>
      <text:p text:style-name="P6">Não há luta que possa resistir</text:p>
      <text:p text:style-name="P6"/>
      <text:p text:style-name="P6">** Não foi fácil, quantos levantes</text:p>
      <text:p text:style-name="P6">Mas não foram o bastante para nos vencer</text:p>
      <text:p text:style-name="P6">Nos unimos destruindo as diferenças</text:p>
      <text:p text:style-name="P6">Pra cantar vitória hoje estamos aqui</text:p>
      <text:p text:style-name="P6">De joelhos quem é crente não desiste</text:p>
      <text:p text:style-name="P6">Mas vai até o fim</text:p>
      <text:p text:style-name="P6"/>
      <text:p text:style-name="P6">Pois de joelhos a gente pede e recebe</text:p>
      <text:p text:style-name="P6">A porta se abre, a providência vem</text:p>
      <text:p text:style-name="P6">De joelho Deus resolve o problema</text:p>
      <text:p text:style-name="P6">Tira toda contenda, e não tem pra ninguém</text:p>
      <text:p text:style-name="P6">De joelhos não há mal que resiste</text:p>
      <text:p text:style-name="P6">Potestades se rendem à unção do céu vem</text:p>
      <text:p text:style-name="P6">De joelhos nós pedimos só glória</text:p>
      <text:p text:style-name="P6">Clamamos a Deus e Ele nos mandou vitória</text:p>
      <text:p text:style-name="P6"/>
      <text:p text:style-name="P6">Vitória, nos mandou vitória, vitó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4T21:17:30.028326739</dc:date>
    <meta:editing-cycles>14</meta:editing-cycles>
    <meta:editing-duration>PT20M46S</meta:editing-duration>
    <meta:generator>LibreOffice/5.1.4.2$Linux_X86_64 LibreOffice_project/10m0$Build-2</meta:generator>
    <meta:document-statistic meta:table-count="0" meta:image-count="0" meta:object-count="0" meta:page-count="1" meta:paragraph-count="48" meta:word-count="300" meta:character-count="1612" meta:non-whitespace-character-count="1358"/>
  </office:meta>
</office:document-meta>
</file>